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6.96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" table:style-name="ta1">
        <table:shapes>
          <draw:frame draw:z-index="0" draw:style-name="gr1" draw:text-style-name="P1" svg:width="159.99mm" svg:height="89.99mm" svg:x="34.6mm" svg:y="10.1mm">
            <loext:p draw:notify-on-update-of-ranges="log.B22:log.B22 log.B23:log.B278 log.C22:log.C22 log.C23:log.C2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1.24mm" svg:y="9.31mm">
            <loext:p draw:notify-on-update-of-ranges="log.D281:log.D281 log.D282:log.D5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vsim work.testbench -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art time: 23:53:50 on Nov 01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Loading sv_std.st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2F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itReverseCou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maxBit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fftAddressGene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iddleFactorRom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Shif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mPipeline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dix2Butter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ead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write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dp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inpu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FFT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 office:value-type="string" calcext:value-type="string">
            <text:p><text:s/>ampl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" calcext:value-type="float">
            <text:p>-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" calcext:value-type="float">
            <text:p>-256</text:p>
          </table:table-cell>
          <table:table-cell office:value-type="float" office:value="-16384" calcext:value-type="float">
            <text:p>-16384</text:p>
          </table:table-cell>
          <table:table-cell office:value-type="float" office:value="16385.999878" calcext:value-type="float">
            <text:p>16385.9998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" calcext:value-type="float">
            <text:p>-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" calcext:value-type="float">
            <text:p>-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28" calcext:value-type="float">
            <text:p>161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** Note: $stop <text:s text:c="3"/>: testbench.sv(6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Time: 16151 ns <text:s/>Iteration: 0 <text:s/>Instance: /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reak in Module testbench at testbench.sv line 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opped at testbench.sv line 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nd time: 23:53:53 on Nov 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apsed time: 0:00:03</text:p>
          </table:table-cell>
          <table:table-cell/>
        </table:table-row>
        <table:table-row table:style-name="ro1">
          <table:table-cell office:value-type="string" calcext:value-type="string">
            <text:p># Errors: 0</text:p>
          </table:table-cell>
          <table:table-cell office:value-type="string" calcext:value-type="string">
            <text:p><text:s/>Warnings: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23:55:36.626130522</dc:date>
    <meta:editing-duration>PT1M37S</meta:editing-duration>
    <meta:editing-cycles>1</meta:editing-cycles>
    <meta:document-statistic meta:table-count="1" meta:cell-count="1834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input data</text:p>
        </chart:title>
        <chart:legend chart:legend-position="end" svg:x="13.121cm" svg:y="3.952cm" style:legend-expansion="high" chart:style-name="ch3"/>
        <chart:plot-area chart:style-name="ch4" table:cell-range-address="log.B22:log.C278" chart:data-source-has-labels="row" svg:x="0.32cm" svg:y="1.275cm" svg:width="12.481cm" svg:height="7.545cm">
          <chartooo:coordinate-region svg:x="1.232cm" svg:y="1.474cm" svg:width="11.569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B23:log.B278" chart:label-cell-address="log.B22:log.B22" chart:class="chart:line">
            <chart:data-point chart:repeated="256"/>
          </chart:series>
          <chart:series chart:style-name="ch8" chart:values-cell-range-address="log.C23:log.C278" chart:label-cell-address="log.C22:log.C22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art</text:p>
                <draw:g>
                  <svg:desc>log.B22:log.B22</svg:desc>
                </draw:g>
              </table:table-cell>
              <table:table-cell office:value-type="string">
                <text:p> imag part</text:p>
                <draw:g>
                  <svg:desc>log.C22:log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B23:log.B278</svg:desc>
                </draw:g>
              </table:table-cell>
              <table:table-cell office:value-type="float" office:value="0">
                <text:p>0</text:p>
                <draw:g>
                  <svg:desc>log.C23:log.C2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26">
                <text:p>-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FFT Result</text:p>
        </chart:title>
        <chart:legend chart:legend-position="end" svg:x="13.809cm" svg:y="4.201cm" style:legend-expansion="high" chart:style-name="ch3"/>
        <chart:plot-area chart:style-name="ch4" table:cell-range-address="log.D281:log.D537" chart:data-source-has-labels="row" svg:x="0.32cm" svg:y="1.275cm" svg:width="13.169cm" svg:height="7.545cm">
          <chartooo:coordinate-region svg:x="1.497cm" svg:y="1.396cm" svg:width="11.992cm" svg:height="6.4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D282:log.D537" chart:label-cell-address="log.D281:log.D28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pl</text:p>
                <draw:g>
                  <svg:desc>log.D281:log.D2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log.D282:log.D5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5.999878">
                <text:p>16385.999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